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 CYR" fo:font-size="9pt" fo:language="en" fo:country="US" fo:font-weight="bold" style:font-name-asian="Arial CYR" style:font-size-asian="9pt" style:font-weight-asian="bold" style:font-name-complex="Arial CYR" style:font-size-complex="9pt" style:font-weight-complex="bold"/>
    </style:style>
    <style:style style:name="P6" style:family="paragraph" style:parent-style-name="Standard">
      <style:paragraph-properties style:text-autospace="none"/>
      <style:text-properties style:font-name="Arial CYR" fo:font-size="9pt" fo:font-weight="bold" style:font-name-asian="Arial CYR" style:font-size-asian="9pt" style:font-weight-asian="bold" style:font-name-complex="Arial CYR" style:font-size-complex="9pt" style:font-weight-complex="bold"/>
    </style:style>
    <style:style style:name="P7" style:family="paragraph" style:parent-style-name="Standard">
      <style:paragraph-properties style:text-autospace="none"/>
      <style:text-properties style:font-name="Arial CYR" fo:font-size="10pt" fo:font-weight="bold" style:font-name-asian="Arial CYR" style:font-size-asian="10pt" style:font-weight-asian="bold" style:font-name-complex="Arial CYR" style:font-size-complex="10pt" style:font-weight-complex="bold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Arial CYR" fo:font-size="10pt" fo:font-weight="bold" style:font-name-asian="Arial CYR" style:font-size-asian="10pt" style:font-weight-asian="bold" style:font-name-complex="Arial CYR" style:font-size-complex="10pt" style:font-weight-complex="bold"/>
    </style:style>
    <style:style style:name="P11" style:family="paragraph" style:parent-style-name="Standard" style:list-style-name="">
      <style:paragraph-properties style:text-autospace="none"/>
      <style:text-properties style:font-name="Arial CYR" fo:font-size="10pt" fo:font-weight="bold" style:font-name-asian="Arial CYR" style:font-size-asian="10pt" style:font-weight-asian="bold" style:font-name-complex="Arial CYR" style:font-size-complex="10pt" style:font-weight-complex="bold"/>
    </style:style>
    <style:style style:name="T1" style:family="text">
      <style:text-properties fo:language="ru" fo:country="RU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3">
        <text:section text:style-name="Sect2" text:name="Section3">
          <text:p text:style-name="P10">0.5879; Счётчик 1</text:p>
          <text:p text:style-name="P11">0.4065; Счётчик 2</text:p>
          <text:p text:style-name="P11">0.6131; Счётчик 3</text:p>
          <text:p text:style-name="P11">0.5862; Счётчик 4</text:p>
          <text:p text:style-name="P11">0.685; Счётчик 5</text:p>
          <text:p text:style-name="P11">0.5201; Счётчик 6</text:p>
        </text:section>
        <text:section text:style-name="Sect2" text:name="Section4">
          <text:p text:style-name="P1">Чтение идентификационных данных</text:p>
          <text:p text:style-name="P1">Внутренний номер: 4096</text:p>
          <text:p text:style-name="P1">Серийный номер: 29</text:p>
          <text:p text:style-name="P1">Номер поставки: 4</text:p>
          <text:p text:style-name="P1"/>
          <text:p text:style-name="P1"><text:span text:style-name="T1">09.07.2018 10:22:28</text:span><text:tab/></text:p>
          <text:p text:style-name="P1">Чтение времени интегрирования</text:p>
          <text:p text:style-name="P1">5</text:p>
          <text:p text:style-name="P1"/>
          <text:p text:style-name="P1"/>
          <text:p text:style-name="P1"><text:span text:style-name="T1">09.07.2018 10:22:28</text:span><text:tab/></text:p>
          <text:p text:style-name="P1">Чтение порогов</text:p>
          <text:p text:style-name="P1">канал 1: рабочий порог 500</text:p>
          <text:p text:style-name="P1">канал 1: аварийный порог 1000</text:p>
        </text:section>
      </text:section>
      <text:section text:style-name="Sect2" text:name="Раздел1">
        <text:p text:style-name="P4">Диапазон 1</text:p>
        <text:p text:style-name="P4">Диапазон 2</text:p>
        <text:p text:style-name="P4">Диапазон 3</text:p>
      </text:section>
      <text:p text:style-name="P3"/>
      <text:section text:style-name="Sect2" text:name="Section1">
        <text:p text:style-name="P2">09.07.2018 10:22:28<text:tab/></text:p>
        <text:p text:style-name="P2">Чтение коэффициентов</text:p>
        <text:p text:style-name="P2">Cчётчик 1: мёртвое время: 0.0001057</text:p>
        <text:p text:style-name="P2">Cчётчик 1: коэффициент: 0.06315</text:p>
        <text:p text:style-name="P2">Cчётчик 1: собственный фон: 0.8004</text:p>
        <text:p text:style-name="P2">Cчётчик 2: мёртвое время: 8.977e-005</text:p>
        <text:p text:style-name="P2">Cчётчик 2: коэффициент: 0.06225</text:p>
        <text:p text:style-name="P2">Cчётчик 2: собственный фон: 0.5853</text:p>
        <text:p text:style-name="P2">Cчётчик 3: мёртвое время: 9.379e-005</text:p>
        <text:p text:style-name="P2">Cчётчик 3: коэффициент: 0.05968</text:p>
        <text:p text:style-name="P2">Cчётчик 3: собственный фон: 0.6388</text:p>
        <text:p text:style-name="P2">Cчётчик 4: мёртвое время: 9.998e-005</text:p>
        <text:p text:style-name="P2">Cчётчик 4: коэффициент: 0.0625</text:p>
        <text:p text:style-name="P2">Cчётчик 4: собственный фон: 0.6256</text:p>
        <text:p text:style-name="P2">Cчётчик 5: мёртвое время: 9.956e-005</text:p>
        <text:p text:style-name="P2">Cчётчик 5: коэффициент: 0.06279</text:p>
        <text:p text:style-name="P2">Cчётчик 5: собственный фон: 0.6883</text:p>
        <text:p text:style-name="P2">Cчётчик 6: мёртвое время: 0.0001045</text:p>
        <text:p text:style-name="P2">Cчётчик 6: коэффициент: 0.06124</text:p>
        <text:p text:style-name="P2">Cчётчик 6: собственный фон: 0.7208</text:p>
        <text:p text:style-name="P2"/>
        <text:p text:style-name="P2">09.07.2018 10:22:32<text:tab/></text:p>
        <text:p text:style-name="P2">Чтение коэффициентов</text:p>
        <text:p text:style-name="P2">Cчётчик 1: мёртвое время: 2.4e-005</text:p>
        <text:p text:style-name="P2">Cчётчик 1: коэффициент: 6.581</text:p>
        <text:p text:style-name="P2">Cчётчик 1: собственный фон: 0</text:p>
        <text:p text:style-name="P2">Cчётчик 2: мёртвое время: 2.099e-005</text:p>
        <text:p text:style-name="P2">Cчётчик 2: коэффициент: 6.388</text:p>
        <text:p text:style-name="P2">Cчётчик 2: собственный фон: 0</text:p>
        <text:p text:style-name="P2">Cчётчик 3: мёртвое время: 2.934e-005</text:p>
        <text:p text:style-name="P2">Cчётчик 3: коэффициент: 7.561</text:p>
        <text:p text:style-name="P2">Cчётчик 3: собственный фон: 0</text:p>
        <text:p text:style-name="P2">Cчётчик 4: мёртвое время: 2.582e-005</text:p>
        <text:p text:style-name="P2">Cчётчик 4: коэффициент: 7.322</text:p>
        <text:p text:style-name="P2">Cчётчик 4: собственный фон: 0</text:p>
        <text:p text:style-name="P2">Cчётчик 5: мёртвое время: 2.857e-005</text:p>
        <text:p text:style-name="P2">Cчётчик 5: коэффициент: 6.694</text:p>
        <text:p text:style-name="P2">Cчётчик 5: собственный фон: 0</text:p>
        <text:p text:style-name="P2">Cчётчик 6: мёртвое время: 2.602e-005</text:p>
        <text:p text:style-name="P2">Cчётчик 6: коэффициент: 8.128</text:p>
        <text:p text:style-name="P2">Cчётчик 6: собственный фон: 0</text:p>
        <text:p text:style-name="P2"/>
        <text:p text:style-name="P2">09.07.2018 10:22:36<text:tab/></text:p>
        <text:p text:style-name="P2">Чтение коэффициентов</text:p>
        <text:p text:style-name="P2">Cчётчик 1: мёртвое время: 0.000123</text:p>
        <text:p text:style-name="P2">Cчётчик 1: коэффициент: 395.3</text:p>
        <text:p text:style-name="P2">Cчётчик 1: собственный фон: 0</text:p>
        <text:p text:style-name="P2">Cчётчик 2: мёртвое время: 0.0001201</text:p>
        <text:p text:style-name="P2">Cчётчик 2: коэффициент: 398.4</text:p>
        <text:p text:style-name="P2">Cчётчик 2: собственный фон: 0</text:p>
        <text:p text:style-name="P2">Cчётчик 3: мёртвое время: 0.0001193</text:p>
        <text:p text:style-name="P2">Cчётчик 3: коэффициент: 419.7</text:p>
        <text:p text:style-name="P2">Cчётчик 3: собственный фон: 0</text:p>
        <text:p text:style-name="P2">Cчётчик 4: мёртвое время: 0.0001182</text:p>
        <text:p text:style-name="P2">Cчётчик 4: коэффициент: 425.1</text:p>
        <text:p text:style-name="P2">Cчётчик 4: собственный фон: 0</text:p>
        <text:p text:style-name="P2">Cчётчик 5: мёртвое время: 0.0001209</text:p>
        <text:p text:style-name="P2">Cчётчик 5: коэффициент: 431</text:p>
        <text:p text:style-name="P2">Cчётчик 5: собственный фон: 0</text:p>
        <text:p text:style-name="P2">Cчётчик 6: мёртвое время: 0.000109</text:p>
        <text:p text:style-name="P2">Cчётчик 6: коэффициент: 621.5</text:p>
        <text:p text:style-name="P2">Cчётчик 6: собственный фон: 0</text:p>
      </text:section>
      <text:p text:style-name="P8"/>
      <text:p text:style-name="P4"/>
      <text:p text:style-name="P4"/>
      <text:section text:style-name="Sect2" text:name="Раздел4">
        <text:p text:style-name="P5">0.3898; Счётчик 1</text:p>
        <text:p text:style-name="P6">0.3737; Счётчик 2</text:p>
        <text:p text:style-name="P6"/>
        <text:p text:style-name="P6">0.5298; Счётчик 3</text:p>
        <text:p text:style-name="P6">0.4152; Счётчик 4</text:p>
        <text:p text:style-name="P6"/>
        <text:p text:style-name="P6">0.3333; Счётчик 5</text:p>
        <text:p text:style-name="P6">0.4257; Счётчик 6</text:p>
      </text:section>
      <text:section text:style-name="Sect2" text:name="Section2">
        <text:p text:style-name="P1">12.02.2018 12:13:32<text:tab/></text:p>
        <text:p text:style-name="P1">Чтение идентификационных данных</text:p>
        <text:p text:style-name="P1">Внутренний номер: 4096</text:p>
        <text:p text:style-name="P1">Серийный номер: 32</text:p>
        <text:p text:style-name="P1">Номер поставки: 4</text:p>
        <text:p text:style-name="P1"/>
        <text:p text:style-name="P1">12.02.2018 12:13:35<text:tab/></text:p>
        <text:p text:style-name="P1">Чтение времени интегрирования</text:p>
        <text:p text:style-name="P1">255</text:p>
        <text:p text:style-name="P1"/>
        <text:p text:style-name="P1"/>
        <text:p text:style-name="P1"/>
        <text:p text:style-name="P1">12.02.2018 12:13:37<text:tab/></text:p>
        <text:p text:style-name="P1">Чтение порогов</text:p>
        <text:p text:style-name="P1">канал 1: рабочий порог 500</text:p>
        <text:p text:style-name="P1">канал 1: аварийный порог 1000</text:p>
        <text:p text:style-name="P4"/>
      </text:section>
      <text:section text:style-name="Sect2" text:name="Раздел5">
        <text:p text:style-name="P4">Диапазон 1</text:p>
        <text:p text:style-name="P4">Диапазон 2</text:p>
        <text:p text:style-name="P4">Диапазон 3</text:p>
      </text:section>
      <text:p text:style-name="P4"/>
      <text:section text:style-name="Sect2" text:name="Раздел2">
        <text:p text:style-name="P1">12.02.2018 12:13:40<text:tab/></text:p>
        <text:p text:style-name="P1">Чтение коэффициентов</text:p>
        <text:p text:style-name="P1">Cчётчик 1: мёртвое время: 8.545e-005</text:p>
        <text:p text:style-name="P1">Cчётчик 1: коэффициент: 0.06544</text:p>
        <text:p text:style-name="P1">Cчётчик 1: собственный фон: 0.7163</text:p>
        <text:p text:style-name="P1">Cчётчик 2: мёртвое время: 9.324e-005</text:p>
        <text:p text:style-name="P1">Cчётчик 2: коэффициент: 0.06422</text:p>
        <text:p text:style-name="P1">Cчётчик 2: собственный фон: 0.5617</text:p>
        <text:p text:style-name="P1">Cчётчик 3: мёртвое время: 8.475e-005</text:p>
        <text:p text:style-name="P1">Cчётчик 3: коэффициент: 0.06423</text:p>
        <text:p text:style-name="P1">Cчётчик 3: собственный фон: 0.5653</text:p>
        <text:p text:style-name="P1">Cчётчик 4: мёртвое время: 7.55e-005</text:p>
        <text:p text:style-name="P1">Cчётчик 4: коэффициент: 0.06254</text:p>
        <text:p text:style-name="P1">Cчётчик 4: собственный фон: 0.7697</text:p>
        <text:p text:style-name="P1">Cчётчик 5: мёртвое время: 9.545e-005</text:p>
        <text:p text:style-name="P1">Cчётчик 5: коэффициент: 0.06466</text:p>
        <text:p text:style-name="P1">Cчётчик 5: собственный фон: 0.6179</text:p>
        <text:p text:style-name="P1">Cчётчик 6: мёртвое время: 9e-005</text:p>
        <text:p text:style-name="P1">Cчётчик 6: коэффициент: 0.06262</text:p>
        <text:p text:style-name="P1">Cчётчик 6: собственный фон: 0.5505</text:p>
        <text:p text:style-name="P1"/>
        <text:p text:style-name="P1">12.02.2018 12:13:45<text:tab/></text:p>
        <text:p text:style-name="P1">Чтение коэффициентов</text:p>
        <text:p text:style-name="P1">Cчётчик 1: мёртвое время: 2.72e-005</text:p>
        <text:p text:style-name="P1">Cчётчик 1: коэффициент: 7.264</text:p>
        <text:p text:style-name="P1">Cчётчик 1: собственный фон: 0</text:p>
        <text:p text:style-name="P1">Cчётчик 2: мёртвое время: 2.578e-005</text:p>
        <text:p text:style-name="P1">Cчётчик 2: коэффициент: 8.722</text:p>
        <text:p text:style-name="P1">Cчётчик 2: собственный фон: 0</text:p>
        <text:p text:style-name="P1">Cчётчик 3: мёртвое время: 2.363e-005</text:p>
        <text:p text:style-name="P1">Cчётчик 3: коэффициент: 7.267</text:p>
        <text:p text:style-name="P1">Cчётчик 3: собственный фон: 0</text:p>
        <text:p text:style-name="P1">Cчётчик 4: мёртвое время: 2.395e-005</text:p>
        <text:p text:style-name="P1">Cчётчик 4: коэффициент: 8.192</text:p>
        <text:p text:style-name="P1">Cчётчик 4: собственный фон: 0</text:p>
        <text:p text:style-name="P1">Cчётчик 5: мёртвое время: 3.065e-005</text:p>
        <text:p text:style-name="P1">Cчётчик 5: коэффициент: 8.01</text:p>
        <text:p text:style-name="P1">Cчётчик 5: собственный фон: 0</text:p>
        <text:p text:style-name="P1">Cчётчик 6: мёртвое время: 2.763e-005</text:p>
        <text:p text:style-name="P1">Cчётчик 6: коэффициент: 7.449</text:p>
        <text:p text:style-name="P1">Cчётчик 6: собственный фон: 0</text:p>
        <text:p text:style-name="P1"/>
        <text:p text:style-name="P1">12.02.2018 12:13:49<text:tab/></text:p>
        <text:p text:style-name="P1">Чтение коэффициентов</text:p>
        <text:p text:style-name="P1">Cчётчик 1: мёртвое время: 0.0001162</text:p>
        <text:p text:style-name="P1">Cчётчик 1: коэффициент: 535.8</text:p>
        <text:p text:style-name="P1">Cчётчик 1: собственный фон: 0</text:p>
        <text:p text:style-name="P1">Cчётчик 2: мёртвое время: 0.0001127</text:p>
        <text:p text:style-name="P1">Cчётчик 2: коэффициент: 553.2</text:p>
        <text:p text:style-name="P1">Cчётчик 2: собственный фон: 0</text:p>
        <text:p text:style-name="P1">Cчётчик 3: мёртвое время: 0.0001179</text:p>
        <text:p text:style-name="P1">Cчётчик 3: коэффициент: 438.9</text:p>
        <text:p text:style-name="P1">Cчётчик 3: собственный фон: 0</text:p>
        <text:p text:style-name="P1">Cчётчик 4: мёртвое время: 0.0001153</text:p>
        <text:p text:style-name="P1">Cчётчик 4: коэффициент: 484.9</text:p>
        <text:p text:style-name="P1">Cчётчик 4: собственный фон: 0</text:p>
        <text:p text:style-name="P1">Cчётчик 5: мёртвое время: 0.0001173</text:p>
        <text:p text:style-name="P1">Cчётчик 5: коэффициент: 541.8</text:p>
        <text:p text:style-name="P1">Cчётчик 5: собственный фон: 0</text:p>
        <text:p text:style-name="P1">Cчётчик 6: мёртвое время: 0.0001136</text:p>
        <text:p text:style-name="P1">Cчётчик 6: коэффициент: 648.4</text:p>
        <text:p text:style-name="P1">Cчётчик 6: собственный фон: 0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</meta:editing-duration>
    <meta:editing-cycles>14</meta:editing-cycles>
    <meta:generator>OpenOffice/4.1.4$Win32 OpenOffice.org_project/414m5$Build-9788</meta:generator>
    <dc:date>2018-07-09T10:27:12.40</dc:date>
    <meta:print-date>2018-04-27T15:38:00.33</meta:print-date>
    <dc:creator>Vadim Serikov</dc:creator>
    <meta:printed-by>Vadim Serikov</meta:printed-by>
    <meta:document-statistic meta:table-count="0" meta:image-count="0" meta:object-count="0" meta:page-count="1" meta:paragraph-count="161" meta:word-count="642" meta:character-count="4419"/>
    <meta:user-defined meta:name="Info 1"/>
    <meta:user-defined meta:name="Info 2"/>
    <meta:user-defined meta:name="Info 3"/>
    <meta:user-defined meta:name="Info 4"/>
  </office:meta>
</office:document-meta>
</file>